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900000136382BF7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="none"/>
    </style:style>
    <style:style style:name="Tabelle1.3" style:family="table-row">
      <style:table-row-properties style:min-row-height="7.535cm"/>
    </style:style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88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<draw:frame draw:style-name="fr1" draw:name="Grafik1" text:anchor-type="char" svg:x="0.631cm" svg:y="0.217cm" svg:width="7.569cm" svg:height="7.08cm" draw:z-index="0"><draw:image xlink:href="Pictures/100000000000015900000136382BF7BB.png" xlink:type="simple" xlink:show="embed" xlink:actuate="onLoad"/></draw:frame></text:p>
          </table:table-cell>
          <table:table-cell table:style-name="Tabelle1.A1" office:value-type="string">
            <text:p text:style-name="Table_20_Contents"><draw:frame draw:style-name="fr1" draw:name="Grafik2" text:anchor-type="char" svg:x="0.631cm" svg:y="0.217cm" svg:width="7.569cm" svg:height="7.08cm" draw:z-index="1"><draw:image xlink:href="Pictures/100000000000015900000136382BF7BB.png" xlink:type="simple" xlink:show="embed" xlink:actuate="onLoad"/></draw:frame></text:p>
          </table:table-cell>
        </table:table-row>
        <table:table-row>
          <table:table-cell table:style-name="Tabelle1.A1" office:value-type="string">
            <text:p text:style-name="P2"><draw:frame draw:style-name="fr1" draw:name="Grafik3" text:anchor-type="char" svg:x="0.631cm" svg:y="0.217cm" svg:width="7.569cm" svg:height="7.08cm" draw:z-index="2"><draw:image xlink:href="Pictures/100000000000015900000136382BF7BB.png" xlink:type="simple" xlink:show="embed" xlink:actuate="onLoad"/></draw:frame></text:p>
          </table:table-cell>
          <table:table-cell table:style-name="Tabelle1.A1" office:value-type="string">
            <text:p text:style-name="Table_20_Contents"><draw:frame draw:style-name="fr1" draw:name="Grafik4" text:anchor-type="char" svg:x="0.631cm" svg:y="0.217cm" svg:width="7.569cm" svg:height="7.08cm" draw:z-index="3"><draw:image xlink:href="Pictures/100000000000015900000136382BF7BB.png" xlink:type="simple" xlink:show="embed" xlink:actuate="onLoad"/></draw:frame></text:p>
          </table:table-cell>
        </table:table-row>
        <table:table-row table:style-name="Tabelle1.3">
          <table:table-cell table:style-name="Tabelle1.A1" office:value-type="string">
            <text:p text:style-name="Table_20_Contents"><draw:frame draw:style-name="fr1" draw:name="Grafik5" text:anchor-type="char" svg:x="0.631cm" svg:y="0.217cm" svg:width="7.569cm" svg:height="7.08cm" draw:z-index="4"><draw:image xlink:href="Pictures/100000000000015900000136382BF7BB.png" xlink:type="simple" xlink:show="embed" xlink:actuate="onLoad"/></draw:frame></text:p>
          </table:table-cell>
          <table:table-cell table:style-name="Tabelle1.A1" office:value-type="string">
            <text:p text:style-name="Table_20_Contents"><draw:frame draw:style-name="fr1" draw:name="Grafik6" text:anchor-type="char" svg:x="0.631cm" svg:y="0.217cm" svg:width="7.569cm" svg:height="7.08cm" draw:z-index="5"><draw:image xlink:href="Pictures/100000000000015900000136382BF7BB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4M33S</meta:editing-duration>
    <meta:editing-cycles>3</meta:editing-cycles>
    <meta:generator>OpenOffice.org/3.1$Win32 OpenOffice.org_project/310m19$Build-9420</meta:generator>
    <dc:date>2012-07-03T23:19:47.91</dc:date>
    <meta:document-statistic meta:table-count="1" meta:image-count="6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